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8C400003418E1A1DD9E.svm"/>
  <manifest:file-entry manifest:media-type="" manifest:full-path="Pictures/2000000700004913000034ECFA4B4420.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9.049cm" fo:text-align="justify" style:justify-single-word="false" fo:text-indent="0cm" style:auto-text-indent="false"/>
    </style:style>
    <style:style style:name="P2" style:family="paragraph" style:parent-style-name="Text_20_body">
      <style:paragraph-properties fo:margin-left="0cm" fo:margin-right="9.049cm" fo:text-align="justify" style:justify-single-word="false" fo:text-indent="0cm" style:auto-text-indent="false"/>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weight-asian="normal" style:font-size-complex="10pt" style:font-weight-complex="normal"/>
    </style:style>
    <style:style style:name="P3" style:family="paragraph" style:parent-style-name="Text_20_body">
      <style:paragraph-properties fo:margin-left="0cm" fo:margin-right="9.049cm" fo:text-align="justify" style:justify-single-word="false" fo:text-indent="0cm" style:auto-text-indent="false"/>
      <style:text-properties fo:font-variant="normal" fo:text-transform="none" fo:color="#000000" style:text-line-through-style="none" style:font-name="Arial1" fo:font-size="10pt" fo:font-style="normal" style:text-underline-style="none" fo:font-weight="normal" style:text-blinking="false" fo:background-color="#ffff00" style:font-size-asian="10pt" style:font-size-complex="10pt"/>
    </style:style>
    <style:style style:name="P4" style:family="paragraph" style:parent-style-name="Text_20_body">
      <style:paragraph-properties fo:margin-left="0cm" fo:margin-right="9.049cm" fo:text-align="justify" style:justify-single-word="false" fo:text-indent="0cm" style:auto-text-indent="false"/>
      <style:text-properties fo:font-variant="normal" fo:text-transform="none" fo:color="#000000" style:text-line-through-style="none" style:font-name="Arial1" fo:font-size="10pt" fo:language="en" fo:country="US" fo:font-style="normal" style:text-underline-style="none" fo:font-weight="normal" style:text-blinking="false" fo:background-color="transparent" style:font-size-asian="10pt" style:font-weight-asian="normal" style:font-size-complex="10pt" style:font-weight-complex="normal"/>
    </style:style>
    <style:style style:name="P5" style:family="paragraph" style:parent-style-name="Text_20_body">
      <style:paragraph-properties fo:margin-left="0cm" fo:margin-right="9.049cm" fo:text-align="start" style:justify-single-word="false" fo:text-indent="0cm" style:auto-text-indent="false"/>
      <style:text-properties fo:font-variant="normal" fo:text-transform="none" fo:color="#000000" style:text-line-through-style="none" style:font-name="Arial1" fo:font-size="10pt" fo:language="en" fo:country="US" fo:font-style="normal" style:text-underline-style="none" fo:font-weight="normal" style:text-blinking="false" fo:background-color="transparent" style:font-size-asian="10pt" style:font-weight-asian="normal" style:font-size-complex="10pt" style:font-weight-complex="normal"/>
    </style:style>
    <style:style style:name="P6" style:family="paragraph" style:parent-style-name="Text_20_body">
      <style:paragraph-properties fo:margin-left="0cm" fo:margin-right="9.049cm" fo:text-align="justify" style:justify-single-word="false" fo:text-indent="0cm" style:auto-text-indent="false"/>
      <style:text-properties fo:font-variant="normal" fo:text-transform="none" fo:color="#000000" style:text-line-through-style="none" style:font-name="Arial1" fo:font-size="10pt" fo:language="en" fo:country="US"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7" style:family="paragraph" style:parent-style-name="Text_20_body">
      <style:paragraph-properties fo:margin-left="0cm" fo:margin-right="9.049cm" fo:text-align="justify" style:justify-single-word="false" fo:text-indent="0cm" style:auto-text-indent="false"/>
      <style:text-properties fo:font-variant="normal" fo:text-transform="none" fo:color="#000000" style:text-line-through-style="none" style:font-name="Arial1" fo:font-size="12pt" fo:language="en" fo:country="US" fo:font-style="normal" style:text-underline-style="none" fo:font-weight="bold" style:text-blinking="false" fo:background-color="transparent" style:font-size-asian="12pt" style:font-weight-asian="bold" style:font-size-complex="12pt" style:font-weight-complex="bold"/>
    </style:style>
    <style:style style:name="P8" style:family="paragraph" style:parent-style-name="Text_20_body">
      <style:paragraph-properties fo:margin-left="0cm" fo:margin-right="9.049cm" fo:text-align="justify" style:justify-single-word="false" fo:text-indent="0cm" style:auto-text-indent="false"/>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9" style:family="paragraph" style:parent-style-name="Text_20_body">
      <style:paragraph-properties fo:margin-left="0cm" fo:margin-right="9.049cm" fo:text-align="center" style:justify-single-word="false" fo:text-indent="0cm" style:auto-text-indent="false"/>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10" style:family="paragraph" style:parent-style-name="Text_20_body">
      <style:paragraph-properties fo:margin-left="0cm" fo:margin-right="9.049cm" fo:text-align="justify" style:justify-single-word="false"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margin-left="0cm" fo:margin-right="9.049cm" fo:text-align="justify" style:justify-single-word="false" fo:text-indent="0cm" style:auto-text-indent="false"/>
      <style:text-properties fo:font-style="normal" style:font-style-asian="normal" style:font-style-complex="normal"/>
    </style:style>
    <style:style style:name="P12" style:family="paragraph" style:parent-style-name="Standard">
      <style:paragraph-properties fo:margin-left="0cm" fo:margin-right="9.049cm" fo:text-align="justify" style:justify-single-word="false" fo:text-indent="0cm" style:auto-text-indent="false"/>
    </style:style>
    <style:style style:name="P13" style:family="paragraph" style:parent-style-name="Text_20_body">
      <style:paragraph-properties fo:margin-left="0cm" fo:margin-right="9.049cm" fo:text-align="justify" style:justify-single-word="false" fo:text-indent="0cm" style:auto-text-indent="false" fo:break-before="page"/>
      <style:text-properties fo:font-variant="normal" fo:text-transform="none" fo:color="#000000" style:text-line-through-style="none" style:font-name="Arial1" fo:font-size="14.25pt" fo:font-style="normal" style:text-underline-style="none" fo:font-weight="bold" style:text-blinking="false" fo:background-color="transparent"/>
    </style:style>
    <style:style style:name="P14" style:family="paragraph" style:parent-style-name="Text_20_body">
      <style:paragraph-properties fo:margin-left="0cm" fo:margin-right="9.049cm" fo:text-align="center" style:justify-single-word="false" fo:text-indent="0cm" style:auto-text-indent="false"/>
      <style:text-properties fo:font-variant="normal" fo:text-transform="none" fo:color="#000000" style:text-line-through-style="none" style:font-name="Arial1" fo:font-size="14.25pt" fo:language="en" fo:country="US" fo:font-style="normal" style:text-underline-style="none" fo:font-weight="bold" style:text-blinking="false" fo:background-color="transparent"/>
    </style:style>
    <style:style style:name="P15" style:family="paragraph" style:parent-style-name="Text_20_body">
      <style:paragraph-properties fo:margin-left="0cm" fo:margin-right="9.049cm" fo:text-align="start" style:justify-single-word="false" fo:text-indent="0cm" style:auto-text-indent="false"/>
      <style:text-properties fo:font-variant="normal" fo:text-transform="none" fo:color="#000000" style:text-line-through-style="none" style:font-name="Arial1" fo:font-size="10pt" fo:language="en" fo:country="US"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16" style:family="paragraph" style:parent-style-name="Text_20_body">
      <style:paragraph-properties fo:margin-left="0cm" fo:margin-right="9.049cm" fo:text-align="justify" style:justify-single-word="false" fo:text-indent="0cm" style:auto-text-indent="false"/>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size-complex="12pt"/>
    </style:style>
    <style:style style:name="P17" style:family="paragraph" style:parent-style-name="Text_20_body">
      <style:paragraph-properties fo:margin-left="0cm" fo:margin-right="9.049cm" fo:text-align="justify" style:justify-single-word="false" fo:text-indent="0cm" style:auto-text-indent="false"/>
      <style:text-properties fo:font-variant="normal" fo:text-transform="none" fo:color="#444444" style:text-line-through-style="none" style:font-name="Arial" fo:font-size="10pt" fo:language="en" fo:country="none" fo:font-style="normal" style:text-underline-style="none" fo:font-weight="bold" style:text-blinking="false" fo:background-color="transparent" style:font-size-asian="10pt" style:font-style-asian="normal" style:font-size-complex="10pt" style:font-style-complex="normal"/>
    </style:style>
    <style:style style:name="P18" style:family="paragraph" style:parent-style-name="Text_20_body">
      <style:paragraph-properties fo:margin-left="0cm" fo:margin-right="9.049cm" fo:text-align="justify" style:justify-single-word="false" fo:text-indent="0cm" style:auto-text-indent="false"/>
      <style:text-properties style:font-name="Arial" fo:font-size="10pt" fo:language="en" fo:country="none" fo:font-style="normal" style:font-size-asian="10pt" style:font-style-asian="normal" style:font-size-complex="10pt" style:font-style-complex="normal"/>
    </style:style>
    <style:style style:name="P19" style:family="paragraph" style:parent-style-name="Text_20_body">
      <style:paragraph-properties fo:margin-left="0cm" fo:margin-right="9.049cm" fo:text-align="justify" style:justify-single-word="false" fo:text-indent="0cm" style:auto-text-indent="false"/>
      <style:text-properties style:font-name="Arial" fo:font-size="10pt" fo:language="en" fo:country="none"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margin-left="0cm" fo:margin-right="9.049cm" fo:text-align="justify" style:justify-single-word="false" fo:text-indent="0cm" style:auto-text-indent="false"/>
      <style:text-properties style:font-name="Arial" fo:font-size="10pt" fo:language="en" fo:country="none" fo:font-style="italic" fo:font-weight="bold" style:font-size-asian="10pt" style:font-style-asian="italic" style:font-weight-asian="bold" style:font-size-complex="10pt" style:font-style-complex="italic" style:font-weight-complex="bold"/>
    </style:style>
    <style:style style:name="P21" style:family="paragraph" style:parent-style-name="Text_20_body">
      <style:paragraph-properties fo:margin-left="0cm" fo:margin-right="9.049cm" fo:text-align="justify" style:justify-single-word="false" fo:text-indent="0cm" style:auto-text-indent="false"/>
      <style:text-properties style:font-name="Arial" fo:font-size="12pt" fo:language="en" fo:country="none" fo:font-style="normal" fo:font-weight="bold" style:font-size-asian="12pt" style:font-style-asian="normal" style:font-weight-asian="bold" style:font-size-complex="12pt" style:font-style-complex="normal" style:font-weight-complex="bold"/>
    </style:style>
    <style:style style:name="P22" style:family="paragraph" style:parent-style-name="Text_20_body">
      <style:paragraph-properties fo:margin-left="0cm" fo:margin-right="9.049cm" fo:text-align="justify" style:justify-single-word="false" fo:text-indent="0cm" style:auto-text-indent="false"/>
      <style:text-properties fo:font-style="italic" style:font-style-asian="italic" style:font-style-complex="italic"/>
    </style:style>
    <style:style style:name="P23" style:family="paragraph" style:parent-style-name="Text_20_body">
      <style:paragraph-properties fo:margin-left="0cm" fo:margin-right="9.049cm" fo:text-align="justify" style:justify-single-word="false" fo:text-indent="0cm" style:auto-text-indent="false" fo:break-before="page"/>
      <style:text-properties style:font-name="Arial" fo:font-size="12pt" fo:language="en" fo:country="none" fo:font-style="normal" fo:font-weight="bold" style:font-size-asian="12pt" style:font-style-asian="normal" style:font-weight-asian="bold" style:font-size-complex="12pt" style:font-style-complex="normal" style:font-weight-complex="bold"/>
    </style:style>
    <style:style style:name="T1" style:family="text">
      <style:text-properties fo:font-variant="normal" fo:text-transform="none" fo:color="#000000" style:text-line-through-style="none" style:font-name="Arial1" fo:font-size="12pt" fo:font-style="normal" style:text-underline-style="none" fo:font-weight="bold" style:text-blinking="false" fo:background-color="transparent"/>
    </style:style>
    <style:style style:name="T2" style:family="text">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size-complex="10pt"/>
    </style:style>
    <style:style style:name="T3" style:family="text">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style-asian="normal" style:font-size-complex="10pt" style:font-style-complex="normal"/>
    </style:style>
    <style:style style:name="T4" style:family="text">
      <style:text-properties fo:font-variant="normal" fo:text-transform="none" fo:color="#000000" style:text-line-through-style="none" style:font-name="Arial1" fo:font-size="10pt" fo:font-style="normal" style:text-underline-style="none" fo:font-weight="normal" style:text-blinking="false" fo:background-color="transparent" style:font-size-asian="10pt" style:font-weight-asian="normal" style:font-size-complex="10pt" style:font-weight-complex="normal"/>
    </style:style>
    <style:style style:name="T5" style:family="text">
      <style:text-properties fo:font-variant="normal" fo:text-transform="none" fo:color="#000000" style:text-line-through-style="none" style:font-name="Arial1" fo:font-size="10pt" fo:font-style="italic" style:text-underline-style="none" fo:font-weight="normal" style:text-blinking="false" fo:background-color="transparent" style:font-size-asian="10pt" style:font-style-asian="italic" style:font-size-complex="10pt" style:font-style-complex="italic"/>
    </style:style>
    <style:style style:name="T6" style:family="text">
      <style:text-properties fo:font-variant="normal" fo:text-transform="none" fo:color="#000000" style:text-line-through-style="none" style:font-name="Arial1" fo:font-size="10pt" fo:language="en" fo:country="US" fo:font-style="normal" style:text-underline-style="none" fo:font-weight="normal" style:text-blinking="false" fo:background-color="transparent" style:font-size-asian="10pt" style:font-weight-asian="normal" style:font-size-complex="10pt" style:font-weight-complex="normal"/>
    </style:style>
    <style:style style:name="T7" style:family="text">
      <style:text-properties fo:font-variant="normal" fo:text-transform="none" fo:color="#000000" style:text-line-through-style="none" style:font-name="Arial1" fo:font-size="10pt" fo:language="en" fo:country="US" fo:font-style="normal"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T8" style:family="text">
      <style:text-properties fo:font-variant="normal" fo:text-transform="none" fo:color="#000000" style:text-line-through-style="none" style:font-name="Arial1" fo:font-size="10pt" fo:language="en" fo:country="US"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T9" style:family="text">
      <style:text-properties fo:font-variant="normal" fo:text-transform="none" fo:color="#000000" style:text-line-through-style="none" style:font-name="Arial1" fo:font-size="10pt" fo:language="en" fo:country="US"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T10" style:family="text">
      <style:text-properties fo:font-variant="normal" fo:text-transform="none" fo:color="#000000" style:text-line-through-style="none" style:font-name="Arial" fo:font-size="10pt" fo:font-style="normal" style:text-underline-style="none" fo:font-weight="normal" style:text-blinking="false" fo:background-color="transparent" style:font-size-asian="10pt" style:font-weight-asian="normal" style:font-size-complex="10pt" style:font-weight-complex="normal"/>
    </style:style>
    <style:style style:name="T11" style:family="text">
      <style:text-properties fo:font-variant="normal" fo:text-transform="none" fo:color="#000000" style:text-line-through-style="none" style:font-name="Arial" fo:font-size="10pt" fo:language="en" fo:country="none"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T12" style:family="text">
      <style:text-properties fo:font-variant="normal" fo:text-transform="none" fo:color="#1155cc" style:font-name="Arial1" fo:font-size="9.75pt" fo:font-style="normal" style:text-underline-style="solid" style:text-underline-width="auto" style:text-underline-color="font-color" fo:font-weight="normal" fo:background-color="transparent"/>
    </style:style>
    <style:style style:name="T13" style:family="text">
      <style:text-properties fo:font-size="10pt" style:font-size-asian="10pt" style:font-size-complex="10pt"/>
    </style:style>
    <style:style style:name="T14" style:family="text">
      <style:text-properties fo:language="en" fo:country="US"/>
    </style:style>
    <style:style style:name="T15" style:family="text">
      <style:text-properties fo:language="en" fo:country="US"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Arial" fo:font-size="10pt" fo:language="en" fo:country="none" style:font-size-asian="10pt" style:font-size-complex="10pt"/>
    </style:style>
    <style:style style:name="T18" style:family="text">
      <style:text-properties style:font-name="Arial" fo:font-size="10pt" fo:language="en" fo:country="none" fo:font-style="normal" style:font-size-asian="10pt" style:font-style-asian="normal" style:font-size-complex="10pt" style:font-style-complex="normal"/>
    </style:style>
    <style:style style:name="T19" style:family="text">
      <style:text-properties style:font-name="Arial" fo:font-size="10pt" fo:language="en" fo:country="none" fo:font-style="italic" style:font-size-asian="10pt" style:font-style-asian="italic" style:font-size-complex="10pt" style:font-style-complex="italic"/>
    </style:style>
    <style:style style:name="T20" style:family="text">
      <style:text-properties style:font-name="Arial" fo:language="en" fo:country="none"/>
    </style:style>
    <style:style style:name="T21" style:family="text">
      <style:text-properties style:font-name="Arial" fo:language="en" fo:country="none" fo:font-style="italic" style:font-style-asian="italic" style:font-style-complex="italic"/>
    </style:style>
    <style:style style:name="T22" style:family="text">
      <style:text-properties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ntelligent <text:span text:style-name="T14">Systems Empirical Research Study on Comparison Between Heuristics</text:span></text:p>
      <text:p text:style-name="P14"/>
      <text:p text:style-name="P9"><text:span text:style-name="T15">Suzanne van den Bosch, Wouter van den Hoven, and Nadia el Yousoufi</text:span> </text:p>
      <text:p text:style-name="P9"/>
      <text:p text:style-name="P5">In this paper an empirical research is discussed, where we have produced a series of bots for the game <text:span text:style-name="T16">Planet Wars. </text:span><text:span text:style-name="T22"><text:s/>During the research we have implemented different kinds of heuristics and algorithms. In this manner we have examined which heuristic will be more beneficial within the game.</text:span></text:p>
      <text:p text:style-name="P15">First we will discuss the artificial intelligence discipline and which problem we would like <text:s/>to address in the introduction. Then we explain the background and framework of our research. Further the research question and experimental setup will be discussed extensively in order to make the research as clear as possible. Also the measure methods and preparations of the framework will be mentioned.</text:p>
      <text:p text:style-name="P15">Furthermore we will show the results of the research and draw our conclusions. The used code and elaborate explanation on our build bots can be found in our technical report in the appendix.</text:p>
      <text:p text:style-name="P13">ntroduction</text:p>
      <text:p text:style-name="P8"/>
      <text:p text:style-name="P16">Artificial intelligence</text:p>
      <text:p text:style-name="P1"><text:span text:style-name="T4">The </text:span><text:span text:style-name="T11">online encyclopedia gives various definitions of the term </text:span><text:span text:style-name="T10">a</text:span><text:span text:style-name="T17">rtificial intelligence. The encyclopedia searches on the web for multiple sources with an definition and they all combine the words compertechnology and intelligence.</text:span><text:span text:style-name="T17"><text:note text:id="ftn1" text:note-class="footnote"><text:note-citation>1</text:note-citation><text:note-body><text:p text:style-name="Footnote"><text:a xlink:type="simple" xlink:href="http://www.encyclo.nl/begrip/kunstmatige%20intelligentie">http://www.encyclo.nl/begrip/kunstmatige%20intelligentie</text:a> </text:p></text:note-body></text:note></text:span></text:p>
      <text:p text:style-name="P18">There is one particulair definition that we regarded as odd, which was the definition of wikipedia.</text:p>
      <text:p text:style-name="P22"><text:span text:style-name="T17">“It is very difficult to deffine the term 'intelligence' exactly, therefore it is also hard to deffine artificial inteligence.”</text:span><text:span text:style-name="T17"><text:note text:id="ftn2" text:note-class="footnote"><text:note-citation>2</text:note-citation><text:note-body><text:p text:style-name="Footnote"><text:a xlink:type="simple" xlink:href="http://nl.wikipedia.org/wiki/Kunstmatige_intelligentie">http://nl.wikipedia.org/wiki/Kunstmatige_intelligentie</text:a> </text:p></text:note-body></text:note></text:span></text:p>
      <text:p text:style-name="P18">Discussion on intelligence and how to precieve intelligence are still undecided. Some think one is intelligent when one is able to learn, where another percieves intelligence as not only as a matter for brains but also a matter of emotion. Considering a machine is able to reconize emotion but not experience it, a machine is not able to be intelligent.</text:p>
      <text:p text:style-name="P18">A possible test to examine whether a machine is qualified to be calles intelligent is the Turingtest. This test includes that a machine portraits itself as a human and if the human interacting with this machine does not recongize that it is a machine, the machine could be called intelligent. This trick is a good method to examine wether a machine is intelligent of not.</text:p>
      <text:p text:style-name="P1"><text:span text:style-name="T18">A counter argument for this this is the Chinese room argument. This argument holds that producing a output that can be understood by the human interacting with the machine, doen not make the machine intelligent. Since it has no understanding of the input and is not conscious of it's behavior (the process) nor the output, therfore it has no inelligence.</text:span><text:span text:style-name="T17"> </text:span></text:p>
      <text:p text:style-name="P18">These are two respected tests or arguments in the world of artificial intelligence,in which we can conclude that it is not a easy subject to define nor is it static, cosidering the level of machine preformance is increasing.</text:p>
      <text:p text:style-name="P18">Without entering more in this discussion we define <text:s text:c="2"/>artifical intelligence as techonology that is able to operate and react to it's enviroment, without the invluence of humans for this paper.</text:p>
      <text:p text:style-name="P11"><text:span text:style-name="T17">In our research we have tried to create a bot that is able to <text:s/>play a game of </text:span><text:span text:style-name="T19">Planet Wars </text:span><text:span text:style-name="T17"><text:s/>without any human influence. </text:span></text:p>
      <text:p text:style-name="P18"/>
      <text:p text:style-name="P23">Problem</text:p>
      <text:p text:style-name="P10"><text:span text:style-name="T20">In our game of </text:span><text:span text:style-name="T21">Planet Wars </text:span><text:span text:style-name="T20">we want to examine the best way to win as many games from the pre-designed bots.</text:span></text:p>
      <text:p text:style-name="P19">We will try to come up with the best heuristic to inplement in our bot <text:s/>in order <text:s/>to win. In this paper we will refer to strategy instead of heuristic, because it fits better with the context of playing a war game. </text:p>
      <text:p text:style-name="P19">The best strategy is able to win agianst any opponent and any strategy. So it is best if we design a strategy that will adapt to any enviroment and any strategy the opponent is using. The difficulty here is that we have to list all possible stategies and all possible defence methods.</text:p>
      <text:p text:style-name="P19">Lets assume that we have listed all these options, this would mean that our bot would need very much space to calculate every defence method and also it would need a lot of time to analyze the opponents possible strategy. Actually our bot would need even more time after analyzing the strategy of the oppponent to <text:s/>calculate it's move.</text:p>
      <text:p text:style-name="P19">If we would have a supercomputer with enough space and space limitations would no linger be a problem, even then our bot would probably be very smart, but also very slow.</text:p>
      <text:p text:style-name="P19">For the research question we tried to avoid these hazerds we would like to compare two diffrent approaches and come to a conclusion on which strategy and algorithm is best to use. We have designed two strategies that work different and will compare them to eachother.</text:p>
      <text:p text:style-name="P19">Our research question is as follows;</text:p>
      <text:p text:style-name="P20">Are adaptive and look-ahead strategies always better than "dumb" strategies which don't look ahead or adapt to the strategies of the adversary? </text:p>
      <text:p text:style-name="P19">With this research question we would like to examine wheter it is smart to look ahead and plan a strategy instead of simply doing whats best at the time.</text:p>
      <text:p text:style-name="P19"/>
      <text:p text:style-name="P21">Solution</text:p>
      <text:p text:style-name="P19">outcome of the problem is</text:p>
      <text:p text:style-name="P19"/>
      <text:p text:style-name="P19"/>
      <text:p text:style-name="P21">Results</text:p>
      <text:p text:style-name="P19">results are the following</text:p>
      <text:p text:style-name="P19"/>
      <text:p text:style-name="P17"/>
      <text:p text:style-name="P17"/>
      <text:p text:style-name="P17"/>
      <text:p text:style-name="P8"><text:soft-page-break/>Background information</text:p>
      <text:p text:style-name="P1"><text:line-break/><text:line-break/><text:span text:style-name="T1">Description of the game “Planet Wars”</text:span><text:line-break/><text:line-break/><text:span text:style-name="T2">Planet Wars was inspired by Galcon Fusion, a simple strategy game. The goal is to dominate space and conquer all planets. </text:span></text:p>
      <text:p text:style-name="P1"><text:span text:style-name="T13"><text:line-break/></text:span><text:span text:style-name="T2">You have two players, player Blue and player Red. The idea behind Planet wars is quite simple, In order to conquer a planet you have to attack the other planets with your ships and destroy their ships. One of the players Red or Blue  would like to be the dominator of space and they attack each other and neutral planets to gain more power.</text:span></text:p>
      <text:p text:style-name="P1"><draw:frame draw:style-name="fr1" draw:name="Afbeeldingen2" text:anchor-type="paragraph" svg:x="0.079cm" svg:y="0.423cm" svg:width="7.952cm" svg:height="5.692cm" draw:z-index="1"><draw:image xlink:href="Pictures/20000007000048C400003418E1A1DD9E.svm" xlink:type="simple" xlink:show="embed" xlink:actuate="onLoad"/></draw:frame><text:span text:style-name="T13"><text:line-break/><text:line-break/></text:span><text:span text:style-name="T2">To conquer a planet you have to send as many or more ships than are positioned  on the planet that you would like to conquer. The idea is that the ships destroy each other leaving the planet without defence and free to take over. Note that you can not decide how many planets you send. You always send have the ships that are availeble on the planet. The ships you send will arrive at the end of your turn, so you ca also issue one order a turn.</text:span></text:p>
      <text:p text:style-name="P3"><draw:frame draw:style-name="fr1" draw:name="Afbeeldingen1" text:anchor-type="paragraph" svg:x="0.132cm" svg:y="0.344cm" svg:width="7.952cm" svg:height="5.757cm" draw:z-index="0"><draw:image xlink:href="Pictures/2000000700004913000034ECFA4B4420.svm" xlink:type="simple" xlink:show="embed" xlink:actuate="onLoad"/></draw:frame></text:p>
      <text:p text:style-name="P1"><text:span text:style-name="T13"><text:line-break/></text:span><text:soft-page-break/><text:span text:style-name="T2">Every planet is also producing ships, in order to gain more ammunition to attack other planets or to defend themselves. Planets with a large g</text:span><text:span text:style-name="T5">rowthrate </text:span><text:span text:style-name="T3">are able to produce more ships is a small timeslot than planets with a small </text:span><text:span text:style-name="T5">growthrate.</text:span></text:p>
      <text:p text:style-name="P1"><text:span text:style-name="T13"><text:line-break/></text:span><text:span text:style-name="T2">It is possible to play the game serial and parallel to each other. We first assume that we play the game serial and both players are waiting for their turn. Later on in our research we perceive the game in a parallel manner and both players are able to attack at the same time.</text:span></text:p>
      <text:p text:style-name="P1"><text:line-break/><text:span text:style-name="T1">Challenge</text:span></text:p>
      <text:p text:style-name="P2">The Artificial Intelligence Challege, better know as the Google AI Challenge is a worldwide challenge started by the University of Waterloo Computer Science Club.<text:note text:id="ftn3" text:note-class="footnote"><text:note-citation>3</text:note-citation><text:note-body><text:p text:style-name="P12"><text:span text:style-name="T12"><text:s/></text:span><text:a xlink:type="simple" xlink:href="http://planetwars.aichallenge.org/">http://planetwars.aichallenge.org/</text:a></text:p></text:note-body></text:note></text:p>
      <text:p text:style-name="P2">The Computer Science Club of the University of Waterloo organized the challege for their own students. So initailly only Waterloo University students where allouwd to compete. In 2010 Google started to sponsor the challenge which made it an public event. Now it's reach is worldwide and students from all over the world compete in the challenge. </text:p>
      <text:p text:style-name="P1"><text:span text:style-name="T4">The challenge for the game Planet Wars started in september 2010. The goal was to build a bot that could play other bots.</text:span><text:span text:style-name="T4"><text:note text:id="ftn4" text:note-class="footnote"><text:note-citation>4</text:note-citation><text:note-body><text:p text:style-name="P12"><text:span text:style-name="T12"><text:s/></text:span><text:a xlink:type="simple" xlink:href="http://en.wikipedia.org/wiki/AI_Challenge">http://en.wikipedia.org/wiki/AI_Challenge</text:a></text:p></text:note-body></text:note></text:span><text:span text:style-name="T4"> The most imporant aspect is that there is no human influence which is a particulair AI attribute. The winner of the AI Challenge 2010 was Gabor Melis. He </text:span><text:span text:style-name="T6">surprisingly used Lisp to program his bot, instead of a <text:s/>bot programmed in <text:s/>C++ which most participants of the challenge submitted.</text:span><text:span text:style-name="T6"><text:note text:id="ftn5" text:note-class="footnote"><text:note-citation>5</text:note-citation><text:note-body><text:p text:style-name="P4"><text:s/>www.franz.com/services/conferences_seminars/webinar_1-20-11.lhtml</text:p></text:note-body></text:note></text:span></text:p>
      <text:p text:style-name="P4">There are quite a few competitions that encourage <text:s/>new approaches for AI problems. In the AI game devision it is key that a program is adaptive and can change it's strategy without human intervention. The bot's that are programmed should also compete against each other, so the programmer is not able to know the game in advance.</text:p>
      <text:p text:style-name="P4">This was also our own challenge. It is quite difficult <text:s/>to program a bot that will win against every other bot. Since you don't know the strategy of the opponent, it is hard to come up with a defense mechanism. With this is mind you would like to imagine every possible strategy and possible defense. If you would implement this is a bot it would take to much time and space to compute the right move. So we tried to think of a couple strategies that would lead us to the win as often as <text:soft-page-break/>possible. This will be discussed more elaborate in our hypothesis.</text:p>
      <text:p text:style-name="P12"><text:line-break/></text:p>
      <text:p text:style-name="P7">Intelligent Systems</text:p>
      <text:p text:style-name="P4">In the course Intelligent Systems we have a number of tasks to preform in order to construct an empirical research, which is based on the Google AI Challenge.</text:p>
      <text:p text:style-name="P1"><text:span text:style-name="T6">Within four weeks we have to go through a process of creating a various amount of bots, which can play the game </text:span><text:span text:style-name="T9">Planet Wars </text:span><text:span text:style-name="T8">without human influence. <text:s/></text:span></text:p>
      <text:p text:style-name="P1"><text:span text:style-name="T7">Two bots are already programmed called the </text:span><text:span text:style-name="T9">BullyBot </text:span><text:span text:style-name="T8">and </text:span><text:span text:style-name="T9">RandomBot. </text:span><text:span text:style-name="T8">We have to come up with a heuristic and implement it in our bots in order to win from these bots. We also have to improve our bots, so they can win from any other bot.</text:span></text:p>
      <text:p text:style-name="P6">In order to program a bot that is up for the task we have to dive in various search methods that we are about to use. We need a search method that can calculate the best move for us and can predict the move of the opponent, but with a little amount of time and <text:s/>space usage. During this journey we learned about the different search algorithms and how they work. We also summarized the advantages and disadvantaged of each algorithm. This way it was easiest for us to determine the best algorithm for the strategy we would like to apply.</text:p>
      <text:p text:style-name="P6">Within <text:s/>the course we start with a template of a already designed bot. We are able to change the bot according to our heuristic and implement the search methods in these templates. First <text:s/>it is most important that we get familiar with the game and produce a simple strategy that is the pillar of our final and improved strategy. </text:p>
      <text:p text:style-name="P6">So In the first week we have to design a bot that is quite simple and should play a serial game. This would mean that our bot has to wait for the turn of the opponent before he strikes. The environment does change every turn, because changes are made. Planets that where neutral our last turn, would now by occupied by Player Red. In this weak we produced a bot called GrothRate. </text:p>
      <text:p text:style-name="P6"/>
      <text:p text:style-name="P6">In week two we had to predict we strategy of the opponent so we could calculate our best move in the beginning and follow that strategy that would lead us to victory. Of course it is best to calculate a strategy from the beginning of the game, then deciding each turn what to do now without a strategy. We used the Min-Max method to do this and <text:s/>this bot we called the MinMax.</text:p>
      <text:p text:style-name="P6"/>
      <text:p text:style-name="P6">In week three and four we had to focus on a bot <text:soft-page-break/>that could understand the strategy of the opponent and react to it. <text:s/>We wanted to keep close to our roots and therefore we used the strategies in the simple bots and changes them in more intelligent bots that would adapt during the game. </text:p>
      <text:p text:style-name="P6">Our problem and research will be discussed more elaborate in the next section of this paper.</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7T16:56:17.74</meta:creation-date>
    <dc:date>2013-01-30T21:01:31.19</dc:date>
    <meta:editing-duration>PT13H32M37S</meta:editing-duration>
    <meta:editing-cycles>12</meta:editing-cycles>
    <meta:generator>OpenOffice.org/3.4.1$Win32 OpenOffice.org_project/341m1$Build-9593</meta:generator>
    <meta:document-statistic meta:table-count="0" meta:image-count="2" meta:object-count="0" meta:page-count="7" meta:paragraph-count="59" meta:word-count="1913" meta:character-count="11035"/>
  </office:meta>
</office:document-meta>
</file>